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0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27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="Liberation Sans"/>
    </style:style>
    <style:style style:name="P29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7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style:font-name="Arial1" style:font-name-asian="Microsoft YaHei" style:font-name-complex="Mang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7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9"><text:span text:style-name="T7">Shipping</text:span><text:span text:style-name="T7"> Invoice No</text:span><text:span text:style-name="T20"> </text:span><text:span text:style-name="T17"><text:placeholder text:placeholder-type="text">&lt;o.name or ''&gt;</text:placeholder></text:span></text:p>
            <text:p text:style-name="P15">Contains <text:page-count>3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8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8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tracking_number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28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29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0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2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2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3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4"><text:placeholder text:placeholder-type="text">&lt;formatLang(l.discount)&gt;</text:placeholder>%</text:p>
          </table:table-cell>
          <table:table-cell table:style-name="Table5.B4" office:value-type="string">
            <text:p text:style-name="P31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3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5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0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21">Total Pre-Tax Purchase:</text:p>
          </table:table-cell>
          <table:table-cell table:style-name="Table6.A1" office:value-type="string">
            <text:p text:style-name="P35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3"/>
          </table:table-cell>
          <table:covered-table-cell/>
          <table:covered-table-cell/>
          <table:table-cell table:style-name="Table6.D2" office:value-type="string">
            <text:p text:style-name="P21">Freight Charges:</text:p>
          </table:table-cell>
          <table:table-cell table:style-name="Table6.A2" office:value-type="string">
            <text:p text:style-name="P35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3"/>
          </table:table-cell>
          <table:covered-table-cell/>
          <table:covered-table-cell/>
          <table:table-cell table:style-name="Table6.D2" office:value-type="string">
            <text:p text:style-name="P21">Tax Applied:</text:p>
          </table:table-cell>
          <table:table-cell table:style-name="Table6.A2" office:value-type="string">
            <text:p text:style-name="P35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3"/>
          </table:table-cell>
          <table:covered-table-cell/>
          <table:covered-table-cell/>
          <table:table-cell table:style-name="Table6.D2" office:value-type="string">
            <text:p text:style-name="P21">Total Amount:</text:p>
          </table:table-cell>
          <table:table-cell table:style-name="Table6.A2" office:value-type="string">
            <text:p text:style-name="P3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3"/>
          </table:table-cell>
          <table:covered-table-cell/>
          <table:covered-table-cell/>
          <table:table-cell table:style-name="Table6.D2" office:value-type="string">
            <text:p text:style-name="P27"><text:span text:style-name="T21">Amount Paid</text:span><text:span text:style-name="T3">:</text:span></text:p>
          </table:table-cell>
          <table:table-cell table:style-name="Table6.A2" office:value-type="string">
            <text:p text:style-name="P3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3"/>
          </table:table-cell>
          <table:covered-table-cell/>
          <table:covered-table-cell/>
          <table:table-cell table:style-name="Table6.D2" office:value-type="string">
            <text:p text:style-name="P22">Amount Now Payable:</text:p>
          </table:table-cell>
          <table:table-cell table:style-name="Table6.A2" office:value-type="string">
            <text:p text:style-name="P36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39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40"><text:placeholder text:placeholder-type="text">&lt;o.partner_id.default_payment_method and o.partner_id.default_payment_method.bank_code_desc and o.partner_id.default_payment_method.bank_code_desc or ''&gt;</text:placeholder></text:p>
            <text:p text:style-name="P44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6.A7" office:value-type="string">
            <text:p text:style-name="P37"><text:placeholder text:placeholder-type="text">&lt;o.partner_id.default_payment_method and o.partner_id.default_payment_method.bank_code and o.partner_id.default_payment_method.bank_code or ''&gt;</text:placeholder></text:p>
            <text:p text:style-name="P37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42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39">Account Number:</text:p>
            <text:p text:style-name="P38">Account Name:</text:p>
          </table:table-cell>
          <table:table-cell table:style-name="Table6.A7" office:value-type="string">
            <text:p text:style-name="P41"><text:placeholder text:placeholder-type="text">&lt;o.partner_id.default_payment_method and o.partner_id.default_payment_method.account_number and o.partner_id.default_payment_method.account_number or ''&gt;</text:placeholder></text:p>
            <text:p text:style-name="P41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24"><text:tab/>*<text:tab/>Note:<text:tab/>To avoid delays, please ensure the full amount is transferred without deduction of bank fees.</text:p>
            <text:p text:style-name="P25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3</meta:editing-cycles>
    <meta:print-date>2015-06-22T15:54:00</meta:print-date>
    <meta:creation-date>2015-06-23T08:43:00</meta:creation-date>
    <dc:date>2018-04-03T09:15:45.79</dc:date>
    <dc:language>en-CA</dc:language>
    <meta:editing-duration>PT1H32M28S</meta:editing-duration>
    <meta:generator>OpenOffice/4.1.3$Win32 OpenOffice.org_project/413m1$Build-9783</meta:generator>
    <meta:document-statistic meta:table-count="5" meta:image-count="1" meta:object-count="0" meta:page-count="3" meta:paragraph-count="65" meta:word-count="308" meta:character-count="37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